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Roboto" svg:font-family="Roboto, 'Franklin Gothic Medium', Tahoma, sans-serif"/>
    <style:font-face style:name="F" svg:font-family="" style:font-family-generic="roman"/>
    <style:font-face style:name="Nimbus Roman" svg:font-family="'Nimbus Roman'" style:font-pitch="variable"/>
    <style:font-face style:name="0" svg:font-family="0"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19920a"/>
    </style:style>
    <style:style style:name="P2" style:family="paragraph" style:parent-style-name="Standard">
      <style:paragraph-properties fo:text-align="start" style:justify-single-word="false"/>
      <style:text-properties style:font-name="Nimbus Roman" fo:font-size="12pt" officeooo:rsid="001b79b3" officeooo:paragraph-rsid="0019920a" style:font-size-asian="12pt" style:font-size-complex="12pt"/>
    </style:style>
    <style:style style:name="P3" style:family="paragraph" style:parent-style-name="Standard">
      <style:paragraph-properties fo:text-align="start" style:justify-single-word="false"/>
      <style:text-properties style:font-name="Nimbus Roman" fo:font-size="12pt" officeooo:rsid="001c45a3" officeooo:paragraph-rsid="0019920a" style:font-size-asian="12pt" style:font-size-complex="12pt"/>
    </style:style>
    <style:style style:name="P4" style:family="paragraph" style:parent-style-name="Standard">
      <style:paragraph-properties fo:text-align="start" style:justify-single-word="false"/>
      <style:text-properties style:font-name="Nimbus Roman" fo:font-size="12pt" officeooo:rsid="00213d0c" officeooo:paragraph-rsid="0019920a" style:font-size-asian="12pt" style:font-size-complex="12pt"/>
    </style:style>
    <style:style style:name="P5" style:family="paragraph" style:parent-style-name="Standard">
      <style:paragraph-properties fo:text-align="start" style:justify-single-word="false"/>
      <style:text-properties style:font-name="Nimbus Roman" fo:font-size="12pt" officeooo:rsid="00213d0c" officeooo:paragraph-rsid="00295b94" style:font-size-asian="12pt" style:font-size-complex="12pt"/>
    </style:style>
    <style:style style:name="P6" style:family="paragraph" style:parent-style-name="Standard">
      <style:paragraph-properties fo:text-align="start" style:justify-single-word="false"/>
      <style:text-properties style:font-name="Nimbus Roman" fo:font-size="12pt" officeooo:rsid="0024492f" officeooo:paragraph-rsid="0019920a" style:font-size-asian="12pt" style:font-size-complex="12pt"/>
    </style:style>
    <style:style style:name="P7" style:family="paragraph" style:parent-style-name="Standard">
      <style:paragraph-properties fo:text-align="start" style:justify-single-word="false"/>
      <style:text-properties officeooo:rsid="0021fec3" officeooo:paragraph-rsid="0021fec3"/>
    </style:style>
    <style:style style:name="P8" style:family="paragraph" style:parent-style-name="Standard">
      <style:paragraph-properties fo:text-align="start" style:justify-single-word="false"/>
      <style:text-properties officeooo:rsid="0021fec3" officeooo:paragraph-rsid="0021fec3"/>
    </style:style>
    <style:style style:name="P9" style:family="paragraph" style:parent-style-name="Standard">
      <style:text-properties style:font-name="0" fo:font-size="9pt" style:font-size-asian="9pt"/>
    </style:style>
    <style:style style:name="P10" style:family="paragraph" style:parent-style-name="Standard">
      <style:text-properties officeooo:paragraph-rsid="002fad28"/>
    </style:style>
    <style:style style:name="P11" style:family="paragraph" style:parent-style-name="Standard">
      <style:paragraph-properties fo:text-align="start" style:justify-single-word="false"/>
      <style:text-properties officeooo:paragraph-rsid="00315832"/>
    </style:style>
    <style:style style:name="P12" style:family="paragraph" style:parent-style-name="Standard">
      <style:paragraph-properties fo:text-align="start" style:justify-single-word="false"/>
      <style:text-properties style:font-name="Nimbus Roman" fo:font-size="12pt" officeooo:rsid="00213d0c" officeooo:paragraph-rsid="00295b94" style:font-size-asian="12pt" style:font-size-complex="12pt"/>
    </style:style>
    <style:style style:name="P13" style:family="paragraph" style:parent-style-name="Standard">
      <style:paragraph-properties fo:margin-top="0in" fo:margin-bottom="0.1965in" loext:contextual-spacing="false"/>
    </style:style>
    <style:style style:name="T1" style:family="text">
      <style:text-properties style:font-name="Nimbus Roman" fo:font-size="12pt" style:font-size-asian="12pt" style:font-size-complex="12pt"/>
    </style:style>
    <style:style style:name="T2" style:family="text">
      <style:text-properties style:font-name="Nimbus Roman" fo:font-size="12pt" officeooo:rsid="0024492f" style:font-size-asian="12pt" style:font-size-complex="12pt"/>
    </style:style>
    <style:style style:name="T3" style:family="text">
      <style:text-properties style:font-name="Nimbus Roman" fo:font-size="12pt" officeooo:rsid="00213d0c" style:font-size-asian="12pt" style:font-size-complex="12pt"/>
    </style:style>
    <style:style style:name="T4" style:family="text">
      <style:text-properties style:font-name="Nimbus Roman" fo:font-size="12pt" officeooo:rsid="001c45a3" style:font-size-asian="12pt" style:font-size-complex="12pt"/>
    </style:style>
    <style:style style:name="T5" style:family="text">
      <style:text-properties style:font-name="Nimbus Roman" fo:font-size="12pt" officeooo:rsid="002fad28" style:font-size-asian="12pt" style:font-size-complex="12pt"/>
    </style:style>
    <style:style style:name="T6" style:family="text">
      <style:text-properties style:font-name="Nimbus Roman" fo:font-size="12pt" officeooo:rsid="00315832" style:font-size-asian="12pt" style:font-size-complex="12pt"/>
    </style:style>
    <style:style style:name="T7" style:family="text">
      <style:text-properties style:font-name="Nimbus Roman" fo:font-size="12pt" officeooo:rsid="00328cd7" style:font-size-asian="12pt" style:font-size-complex="12pt"/>
    </style:style>
    <style:style style:name="T8" style:family="text">
      <style:text-properties fo:color="#004a43" style:font-name="0" fo:font-size="9pt" fo:font-style="normal" fo:font-weight="normal" style:font-size-asian="9pt" style:font-style-asian="normal" style:font-weight-asian="normal"/>
    </style:style>
    <style:style style:name="T9" style:family="text">
      <style:text-properties fo:color="#800000" style:font-name="0" fo:font-size="9pt" style:font-size-asian="9pt"/>
    </style:style>
    <style:style style:name="T10" style:family="text">
      <style:text-properties fo:color="#800000" style:font-name="0" fo:font-size="9pt" fo:font-style="normal" fo:font-weight="bold" style:font-size-asian="9pt" style:font-style-asian="normal" style:font-weight-asian="bold"/>
    </style:style>
    <style:style style:name="T11" style:family="text">
      <style:text-properties fo:color="#800000" style:font-name="0" fo:font-size="9pt" fo:font-weight="bold" style:font-size-asian="9pt" style:font-weight-asian="bold"/>
    </style:style>
    <style:style style:name="T12" style:family="text">
      <style:text-properties fo:color="#40015a" style:font-name="0" fo:font-size="9pt" style:font-size-asian="9pt"/>
    </style:style>
    <style:style style:name="T13" style:family="text">
      <style:text-properties fo:color="#000000" style:font-name="0" fo:font-size="9pt" style:font-size-asian="9pt"/>
    </style:style>
    <style:style style:name="T14" style:family="text">
      <style:text-properties fo:color="#000000" style:font-name="0" fo:font-size="9pt" officeooo:rsid="002fad28" style:font-size-asian="9pt"/>
    </style:style>
    <style:style style:name="T15" style:family="text">
      <style:text-properties fo:color="#000000" style:font-name="0" fo:font-size="9pt" fo:font-style="normal" fo:font-weight="normal" style:font-size-asian="9pt" style:font-style-asian="normal" style:font-weight-asian="normal"/>
    </style:style>
    <style:style style:name="T16" style:family="text">
      <style:text-properties fo:color="#000000" style:font-name="0" fo:font-size="9pt" fo:font-style="normal" fo:font-weight="normal" officeooo:rsid="002fad28" style:font-size-asian="9pt" style:font-style-asian="normal" style:font-weight-asian="normal"/>
    </style:style>
    <style:style style:name="T17" style:family="text">
      <style:text-properties fo:color="#808030" style:font-name="0" fo:font-size="9pt" style:font-size-asian="9pt"/>
    </style:style>
    <style:style style:name="T18" style:family="text">
      <style:text-properties fo:color="#008c00" style:font-name="0" fo:font-size="9pt" style:font-size-asian="9pt"/>
    </style:style>
    <style:style style:name="T19" style:family="text">
      <style:text-properties fo:color="#800080" style:font-name="0" fo:font-size="9pt" style:font-size-asian="9pt"/>
    </style:style>
    <style:style style:name="T20" style:family="text">
      <style:text-properties fo:color="#800080" style:font-name="0" fo:font-size="9pt" fo:font-style="normal" fo:font-weight="normal" style:font-size-asian="9pt" style:font-style-asian="normal" style:font-weight-asian="normal"/>
    </style:style>
    <style:style style:name="T21" style:family="text">
      <style:text-properties fo:color="#696969" style:font-name="0" fo:font-size="9pt" style:font-size-asian="9pt"/>
    </style:style>
    <style:style style:name="T22" style:family="text">
      <style:text-properties fo:color="#603000" style:font-name="0" fo:font-size="9pt" style:font-size-asian="9pt"/>
    </style:style>
    <style:style style:name="T23" style:family="text">
      <style:text-properties fo:color="#0000e6" style:font-name="0" fo:font-size="9pt" style:font-size-asian="9pt"/>
    </style:style>
    <style:style style:name="T24" style:family="text">
      <style:text-properties fo:color="#666616" style:font-name="0" fo:font-size="9pt" fo:font-style="normal" fo:font-weight="normal" style:font-size-asian="9pt" style:font-style-asian="normal" style:font-weight-asian="normal"/>
    </style:style>
    <style:style style:name="T25" style:family="text">
      <style:text-properties officeooo:rsid="0031583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CGR4161 – Introduction to Robotics</text:p>
      <text:p text:style-name="P2">Lab Assignment #<text:span text:style-name="T25">3</text:span></text:p>
      <text:p text:style-name="P3">Shengkai Xu</text:p>
      <text:p text:style-name="P3">02-<text:span text:style-name="T25">26</text:span>-2021</text:p>
      <text:p text:style-name="P3"/>
      <text:p text:style-name="P3">Objective:</text:p>
      <text:p text:style-name="P11"><text:span text:style-name="T4"><text:tab/></text:span><text:span text:style-name="T5">In this lab everything is straightforward. The goal is to the test the usability and component </text:span><text:span text:style-name="T7">setup</text:span><text:span text:style-name="T5"> of the ultrasonic sensor. Student are instructed to using onboard </text:span><text:span text:style-name="T6">micro controller</text:span><text:span text:style-name="T5"> MSP432P401R from the TI robotic kit </text:span><text:span text:style-name="T7">wiring with HC-SR04 ultrasonic sensor</text:span><text:span text:style-name="T5">. </text:span><text:span text:style-name="T6">The result </text:span><text:span text:style-name="T7">need to </text:span><text:span text:style-name="T6">show five reading from the out put display </text:span><text:span text:style-name="T7">of</text:span><text:span text:style-name="T6"> </text:span><text:span text:style-name="T7">E</text:span><text:span text:style-name="T6">nergia IDE and with one median reading after above reading. </text:span><text:span text:style-name="T7">To test the accuracy of the median reading, one hand blocking action was done to the ultrasonic sensor during the five normal distance reading. It emulated the inconsistent reading in between other four. The median result should be a reading that is usable for real world application inregards to that one error reading caused by the hand block.</text:span></text:p>
      <text:p text:style-name="P3"/>
      <text:p text:style-name="P5">URL of the video: </text:p>
      <text:p text:style-name="P5"><text:a xlink:type="simple" xlink:href="https://youtu.be/imBYFDec1sI" text:style-name="Internet_20_link" text:visited-style-name="Visited_20_Internet_20_Link">https://youtu.be/imBYFDec1sI</text:a></text:p>
      <text:p text:style-name="P4"/>
      <text:p text:style-name="P4">Commentary:</text:p>
      <text:p text:style-name="P1"><text:span text:style-name="T3"><text:tab/></text:span><text:span text:style-name="T6">There was many incorrect reading value when I connected the ultrasonic sensor directly to the micro controller board. Because of the voltage requirement and supply different between the board and ultrasonic sensor, the logic level converter was need to convert the logic value. Using logic level converter it eliminated the voltage fluctuation causing the error reading.</text:span></text:p>
      <text:p text:style-name="P6"/>
      <text:p text:style-name="P7"><text:span text:style-name="T2">C</text:span><text:span text:style-name="T1">ode Snippet: </text:span></text:p>
      <text:p text:style-name="P7"><text:span text:style-name="T1"/></text:p>
      <text:p text:style-name="P7"><text:span text:style-name="T8">#undef min</text:span></text:p>
      <text:p text:style-name="Standard"><text:span text:style-name="T8">#undef max</text:span></text:p>
      <text:p text:style-name="Standard"><text:span text:style-name="T8">#include </text:span><text:span text:style-name="T9">&lt;</text:span><text:span text:style-name="T12">algorithm</text:span><text:span text:style-name="T9">&gt;</text:span></text:p>
      <text:p text:style-name="P9"/>
      <text:p text:style-name="Standard"><text:span text:style-name="T10">const</text:span><text:span text:style-name="T13"> </text:span><text:span text:style-name="T11">int</text:span><text:span text:style-name="T13"> trigPin </text:span><text:span text:style-name="T17">=</text:span><text:span text:style-name="T13"> </text:span><text:span text:style-name="T18">32</text:span><text:span text:style-name="T19">;</text:span><text:span text:style-name="T13"> <text:s/></text:span><text:span text:style-name="T21">//This is Port Pin 3.5 on the MSP432 Launchpad</text:span></text:p>
      <text:p text:style-name="Standard"><text:span text:style-name="T10">const</text:span><text:span text:style-name="T13"> </text:span><text:span text:style-name="T11">int</text:span><text:span text:style-name="T13"> echoPin </text:span><text:span text:style-name="T17">=</text:span><text:span text:style-name="T13"> </text:span><text:span text:style-name="T18">33</text:span><text:span text:style-name="T19">;</text:span><text:span text:style-name="T13"> </text:span><text:span text:style-name="T21">//This is Port Pin 5.1 on the MSP432 Launchpad </text:span></text:p>
      <text:p text:style-name="P9"/>
      <text:p text:style-name="Standard"><text:span text:style-name="T15">constexpr </text:span><text:span text:style-name="T22">size_t</text:span><text:span text:style-name="T13"> SAMPLE_IDX </text:span><text:span text:style-name="T17">=</text:span><text:span text:style-name="T13"> </text:span><text:span text:style-name="T18">5</text:span><text:span text:style-name="T19">;</text:span></text:p>
      <text:p text:style-name="P9"/>
      <text:p text:style-name="Standard"><text:span text:style-name="T10">void</text:span><text:span text:style-name="T13"> setup</text:span><text:span text:style-name="T17">()</text:span><text:span text:style-name="T13"> </text:span><text:span text:style-name="T19">{</text:span></text:p>
      <text:p text:style-name="Standard"><text:span text:style-name="T15"><text:s text:c="2"/>pinMode</text:span><text:span text:style-name="T17">(</text:span><text:span text:style-name="T13">trigPin</text:span><text:span text:style-name="T17">,</text:span><text:span text:style-name="T13"> OUTPUT</text:span><text:span text:style-name="T17">)</text:span><text:span text:style-name="T19">;</text:span></text:p>
      <text:p text:style-name="Standard"><text:span text:style-name="T15"><text:s text:c="2"/>pinMode</text:span><text:span text:style-name="T17">(</text:span><text:span text:style-name="T13">echoPin</text:span><text:span text:style-name="T17">,</text:span><text:span text:style-name="T13"> INPUT</text:span><text:span text:style-name="T17">)</text:span><text:span text:style-name="T19">;</text:span><text:span text:style-name="T13"> <text:s text:c="5"/></text:span></text:p>
      <text:p text:style-name="Standard"><text:span text:style-name="T15"><text:s text:c="3"/></text:span></text:p>
      <text:p text:style-name="Standard"><text:span text:style-name="T15"><text:s text:c="2"/>Serial</text:span><text:span text:style-name="T17">.</text:span><text:span text:style-name="T13">begin</text:span><text:span text:style-name="T17">(</text:span><text:span text:style-name="T18">9600</text:span><text:span text:style-name="T17">)</text:span><text:span text:style-name="T19">;</text:span></text:p>
      <text:p text:style-name="Standard"><text:span text:style-name="T15"><text:s text:c="2"/>Serial</text:span><text:span text:style-name="T17">.</text:span><text:span text:style-name="T13">println</text:span><text:span text:style-name="T17">(</text:span><text:span text:style-name="T9">"</text:span><text:span text:style-name="T23">HC-SR04 Testing...</text:span><text:span text:style-name="T9">"</text:span><text:span text:style-name="T17">)</text:span><text:span text:style-name="T19">;</text:span><text:span text:style-name="T13"> <text:s/></text:span></text:p>
      <text:p text:style-name="Standard"><text:span text:style-name="T20">}</text:span></text:p>
      <text:p text:style-name="P9"/>
      <text:p text:style-name="Standard"><text:span text:style-name="T10">long</text:span><text:span text:style-name="T13"> get_sonar_val</text:span><text:span text:style-name="T17">()</text:span><text:span text:style-name="T13"> </text:span><text:span text:style-name="T19">{</text:span></text:p>
      <text:p text:style-name="Standard"><text:span text:style-name="T15"><text:s text:c="2"/></text:span><text:span text:style-name="T10">long</text:span><text:span text:style-name="T13"> samples</text:span><text:span text:style-name="T17">[</text:span><text:span text:style-name="T13">SAMPLE_IDX</text:span><text:span text:style-name="T17">]</text:span><text:span text:style-name="T19">;</text:span></text:p>
      <text:p text:style-name="Standard"><text:span text:style-name="T15"><text:s text:c="2"/></text:span><text:span text:style-name="T10">long</text:span><text:span text:style-name="T13"> centimeters</text:span><text:span text:style-name="T19">;</text:span></text:p>
      <text:p text:style-name="Standard"><text:span text:style-name="T15"><text:s text:c="2"/></text:span></text:p>
      <text:p text:style-name="Standard"><text:span text:style-name="T15"><text:s text:c="2"/></text:span><text:span text:style-name="T10">for</text:span><text:span text:style-name="T13"> </text:span><text:span text:style-name="T17">(</text:span><text:span text:style-name="T11">int</text:span><text:span text:style-name="T13"> i </text:span><text:span text:style-name="T17">=</text:span><text:span text:style-name="T13"> </text:span><text:span text:style-name="T18">0</text:span><text:span text:style-name="T19">;</text:span><text:span text:style-name="T13"> i </text:span><text:span text:style-name="T17">&lt;</text:span><text:span text:style-name="T13"> SAMPLE_IDX</text:span><text:span text:style-name="T19">;</text:span><text:span text:style-name="T13"> </text:span><text:span text:style-name="T17">++</text:span><text:span text:style-name="T13">i</text:span><text:span text:style-name="T17">)</text:span><text:span text:style-name="T13"> </text:span><text:span text:style-name="T19">{</text:span></text:p>
      <text:p text:style-name="Standard"><text:span text:style-name="T15"><text:s text:c="4"/>digitalWrite</text:span><text:span text:style-name="T17">(</text:span><text:span text:style-name="T13">trigPin</text:span><text:span text:style-name="T17">,</text:span><text:span text:style-name="T13"> LOW</text:span><text:span text:style-name="T17">)</text:span><text:span text:style-name="T19">;</text:span><text:span text:style-name="T13"> <text:s text:c="11"/></text:span></text:p>
      <text:p text:style-name="Standard"><text:span text:style-name="T15"><text:s text:c="4"/>delayMicroseconds</text:span><text:span text:style-name="T17">(</text:span><text:span text:style-name="T18">5</text:span><text:span text:style-name="T17">)</text:span><text:span text:style-name="T19">;</text:span><text:span text:style-name="T13"> <text:s text:c="16"/></text:span></text:p>
      <text:p text:style-name="Standard"><text:span text:style-name="T15"><text:s text:c="4"/>digitalWrite</text:span><text:span text:style-name="T17">(</text:span><text:span text:style-name="T13">trigPin</text:span><text:span text:style-name="T17">,</text:span><text:span text:style-name="T13"> HIGH</text:span><text:span text:style-name="T17">)</text:span><text:span text:style-name="T19">;</text:span><text:span text:style-name="T13"> <text:s text:c="10"/></text:span></text:p>
      <text:p text:style-name="Standard"><text:span text:style-name="T15"><text:s text:c="4"/>delayMicroseconds</text:span><text:span text:style-name="T17">(</text:span><text:span text:style-name="T18">10</text:span><text:span text:style-name="T17">)</text:span><text:span text:style-name="T19">;</text:span><text:span text:style-name="T13"> <text:s text:c="14"/></text:span></text:p>
      <text:p text:style-name="P9"/>
      <text:p text:style-name="Standard"><text:span text:style-name="T15"><text:s text:c="4"/>samples</text:span><text:span text:style-name="T17">[</text:span><text:span text:style-name="T13">i</text:span><text:span text:style-name="T17">]</text:span><text:span text:style-name="T13"> </text:span><text:span text:style-name="T17">=</text:span><text:span text:style-name="T13"> pulseIn</text:span><text:span text:style-name="T17">(</text:span><text:span text:style-name="T13">echoPin</text:span><text:span text:style-name="T17">,</text:span><text:span text:style-name="T13"> HIGH</text:span><text:span text:style-name="T17">)</text:span><text:span text:style-name="T19">;</text:span></text:p>
      <text:p text:style-name="Standard"><text:soft-page-break/><text:span text:style-name="T15"><text:s text:c="6"/></text:span></text:p>
      <text:p text:style-name="Standard"><text:span text:style-name="T15"><text:s text:c="4"/>centimeters </text:span><text:span text:style-name="T17">=</text:span><text:span text:style-name="T13"> samples</text:span><text:span text:style-name="T17">[</text:span><text:span text:style-name="T13">i</text:span><text:span text:style-name="T17">]</text:span><text:span text:style-name="T13"> </text:span><text:span text:style-name="T17">/</text:span><text:span text:style-name="T13"> </text:span><text:span text:style-name="T18">58</text:span><text:span text:style-name="T19">;</text:span><text:span text:style-name="T13"> <text:s/></text:span></text:p>
      <text:p text:style-name="Standard"><text:span text:style-name="T15"><text:s text:c="2"/></text:span></text:p>
      <text:p text:style-name="Standard"><text:span text:style-name="T15"><text:s text:c="4"/>Serial</text:span><text:span text:style-name="T17">.</text:span><text:span text:style-name="T13">print</text:span><text:span text:style-name="T17">(</text:span><text:span text:style-name="T9">"</text:span><text:span text:style-name="T23">Distance = </text:span><text:span text:style-name="T9">"</text:span><text:span text:style-name="T17">)</text:span><text:span text:style-name="T19">;</text:span></text:p>
      <text:p text:style-name="Standard"><text:span text:style-name="T15"><text:s text:c="4"/>Serial</text:span><text:span text:style-name="T17">.</text:span><text:span text:style-name="T13">print</text:span><text:span text:style-name="T17">(</text:span><text:span text:style-name="T9">"</text:span><text:span text:style-name="T23"> <text:s text:c="6"/></text:span><text:span text:style-name="T9">"</text:span><text:span text:style-name="T17">)</text:span><text:span text:style-name="T19">;</text:span></text:p>
      <text:p text:style-name="Standard"><text:span text:style-name="T15"><text:s text:c="4"/>Serial</text:span><text:span text:style-name="T17">.</text:span><text:span text:style-name="T13">print</text:span><text:span text:style-name="T17">(</text:span><text:span text:style-name="T13">centimeters</text:span><text:span text:style-name="T17">)</text:span><text:span text:style-name="T19">;</text:span></text:p>
      <text:p text:style-name="Standard"><text:span text:style-name="T15"><text:s text:c="4"/>Serial</text:span><text:span text:style-name="T17">.</text:span><text:span text:style-name="T13">println</text:span><text:span text:style-name="T17">(</text:span><text:span text:style-name="T9">"</text:span><text:span text:style-name="T23"> centimeters</text:span><text:span text:style-name="T9">"</text:span><text:span text:style-name="T17">)</text:span><text:span text:style-name="T19">;</text:span></text:p>
      <text:p text:style-name="Standard"><text:span text:style-name="T15"><text:s text:c="4"/></text:span></text:p>
      <text:p text:style-name="Standard"><text:span text:style-name="T15"><text:s text:c="4"/>delay</text:span><text:span text:style-name="T17">(</text:span><text:span text:style-name="T18">1000</text:span><text:span text:style-name="T17">)</text:span><text:span text:style-name="T19">;</text:span></text:p>
      <text:p text:style-name="Standard"><text:span text:style-name="T15"><text:s text:c="2"/></text:span><text:span text:style-name="T20">}</text:span></text:p>
      <text:p text:style-name="P9"/>
      <text:p text:style-name="Standard"><text:span text:style-name="T15"><text:s text:c="2"/></text:span><text:span text:style-name="T24">std</text:span><text:span text:style-name="T19">::</text:span><text:span text:style-name="T22">sort</text:span><text:span text:style-name="T17">(</text:span><text:span text:style-name="T13">samples</text:span><text:span text:style-name="T17">,</text:span><text:span text:style-name="T13"> samples </text:span><text:span text:style-name="T17">+</text:span><text:span text:style-name="T13"> SAMPLE_IDX</text:span><text:span text:style-name="T17">)</text:span><text:span text:style-name="T19">;</text:span></text:p>
      <text:p text:style-name="P9"/>
      <text:p text:style-name="Standard"><text:span text:style-name="T15"><text:s text:c="2"/></text:span><text:span text:style-name="T10">if</text:span><text:span text:style-name="T13"> </text:span><text:span text:style-name="T17">(</text:span><text:span text:style-name="T13">SAMPLE_IDX </text:span><text:span text:style-name="T17">%</text:span><text:span text:style-name="T13"> </text:span><text:span text:style-name="T18">2</text:span><text:span text:style-name="T13"> </text:span><text:span text:style-name="T17">==</text:span><text:span text:style-name="T13"> </text:span><text:span text:style-name="T18">1</text:span><text:span text:style-name="T17">)</text:span><text:span text:style-name="T13"> </text:span><text:span text:style-name="T19">{</text:span></text:p>
      <text:p text:style-name="Standard"><text:span text:style-name="T15"><text:s text:c="4"/></text:span><text:span text:style-name="T10">return</text:span><text:span text:style-name="T13"> samples</text:span><text:span text:style-name="T17">[(</text:span><text:span text:style-name="T13">SAMPLE_IDX </text:span><text:span text:style-name="T17">/</text:span><text:span text:style-name="T13"> </text:span><text:span text:style-name="T18">2</text:span><text:span text:style-name="T17">)</text:span><text:span text:style-name="T13"> </text:span><text:span text:style-name="T17">+</text:span><text:span text:style-name="T13"> </text:span><text:span text:style-name="T18">1</text:span><text:span text:style-name="T17">]</text:span><text:span text:style-name="T19">;</text:span></text:p>
      <text:p text:style-name="Standard"><text:span text:style-name="T15"><text:s text:c="2"/></text:span><text:span text:style-name="T20">}</text:span><text:span text:style-name="T13"> </text:span><text:span text:style-name="T11">else</text:span><text:span text:style-name="T13"> </text:span><text:span text:style-name="T19">{</text:span></text:p>
      <text:p text:style-name="Standard"><text:span text:style-name="T15"><text:s text:c="4"/></text:span><text:span text:style-name="T10">return</text:span><text:span text:style-name="T13"> </text:span><text:span text:style-name="T17">(</text:span><text:span text:style-name="T13"> samples</text:span><text:span text:style-name="T17">[(</text:span><text:span text:style-name="T13">SAMPLE_IDX </text:span><text:span text:style-name="T17">/</text:span><text:span text:style-name="T13"> </text:span><text:span text:style-name="T18">2</text:span><text:span text:style-name="T17">)</text:span><text:span text:style-name="T13"> </text:span><text:span text:style-name="T17">+</text:span><text:span text:style-name="T13"> </text:span><text:span text:style-name="T18">1</text:span><text:span text:style-name="T17">]</text:span><text:span text:style-name="T13"> </text:span><text:span text:style-name="T17">+</text:span><text:span text:style-name="T13"> samples</text:span><text:span text:style-name="T17">[(</text:span><text:span text:style-name="T13">SAMPLE_IDX </text:span><text:span text:style-name="T17">/</text:span><text:span text:style-name="T13"> </text:span><text:span text:style-name="T18">2</text:span><text:span text:style-name="T17">)</text:span><text:span text:style-name="T13"> </text:span><text:span text:style-name="T17">+</text:span><text:span text:style-name="T13"> </text:span><text:span text:style-name="T18">1</text:span><text:span text:style-name="T17">]</text:span><text:span text:style-name="T13"> </text:span><text:span text:style-name="T17">)</text:span><text:span text:style-name="T13"> </text:span><text:span text:style-name="T17">/</text:span><text:span text:style-name="T13"> </text:span><text:span text:style-name="T18">2</text:span><text:span text:style-name="T19">;</text:span></text:p>
      <text:p text:style-name="Standard"><text:span text:style-name="T15"><text:s text:c="2"/></text:span><text:span text:style-name="T20">}</text:span></text:p>
      <text:p text:style-name="Standard"><text:span text:style-name="T20">}</text:span></text:p>
      <text:p text:style-name="P9"/>
      <text:p text:style-name="Standard"><text:span text:style-name="T10">void</text:span><text:span text:style-name="T13"> loop</text:span><text:span text:style-name="T17">()</text:span><text:span text:style-name="T13"> </text:span><text:span text:style-name="T19">{</text:span></text:p>
      <text:p text:style-name="Standard"><text:span text:style-name="T15"><text:s text:c="2"/></text:span><text:span text:style-name="T10">long</text:span><text:span text:style-name="T13"> </text:span><text:span text:style-name="T14">pulseLen</text:span><text:span text:style-name="T19">;</text:span><text:span text:style-name="T13"> </text:span></text:p>
      <text:p text:style-name="Standard"><text:span text:style-name="T15"><text:s text:c="2"/></text:span><text:span text:style-name="T10">long</text:span><text:span text:style-name="T13"> centimeters</text:span><text:span text:style-name="T19">;</text:span><text:span text:style-name="T13"> </text:span></text:p>
      <text:p text:style-name="Standard"><text:span text:style-name="T15"><text:s text:c="2"/></text:span></text:p>
      <text:p text:style-name="P10"><text:span text:style-name="T15"><text:s text:c="2"/></text:span><text:span text:style-name="T16">pulseLen</text:span><text:span text:style-name="T15"> </text:span><text:span text:style-name="T17">=</text:span><text:span text:style-name="T13"> get_sonar_val</text:span><text:span text:style-name="T17">()</text:span><text:span text:style-name="T19">;</text:span></text:p>
      <text:p text:style-name="P10"><text:span text:style-name="T15"><text:s text:c="2"/>inches </text:span><text:span text:style-name="T17">=</text:span><text:span text:style-name="T13"> </text:span><text:span text:style-name="T14">pulseLen</text:span><text:span text:style-name="T13"> </text:span><text:span text:style-name="T17">/</text:span><text:span text:style-name="T13"> </text:span><text:span text:style-name="T18">148</text:span><text:span text:style-name="T19">;</text:span><text:span text:style-name="T13"> </text:span></text:p>
      <text:p text:style-name="P10"><text:span text:style-name="T15"><text:s text:c="2"/>centimeters </text:span><text:span text:style-name="T17">=</text:span><text:span text:style-name="T13"> </text:span><text:span text:style-name="T14">pulseLen</text:span><text:span text:style-name="T13"> </text:span><text:span text:style-name="T17">/</text:span><text:span text:style-name="T13"> </text:span><text:span text:style-name="T18">58</text:span><text:span text:style-name="T19">;</text:span><text:span text:style-name="T13"> </text:span></text:p>
      <text:p text:style-name="Standard"><text:span text:style-name="T15"><text:s text:c="34"/></text:span></text:p>
      <text:p text:style-name="Standard"><text:span text:style-name="T15"><text:s text:c="2"/>Serial</text:span><text:span text:style-name="T17">.</text:span><text:span text:style-name="T13">print</text:span><text:span text:style-name="T17">(</text:span><text:span text:style-name="T9">"</text:span><text:span text:style-name="T23">Median distance = </text:span><text:span text:style-name="T9">"</text:span><text:span text:style-name="T17">)</text:span><text:span text:style-name="T19">;</text:span></text:p>
      <text:p text:style-name="Standard"><text:span text:style-name="T15"><text:s text:c="2"/>Serial</text:span><text:span text:style-name="T17">.</text:span><text:span text:style-name="T13">print</text:span><text:span text:style-name="T17">(</text:span><text:span text:style-name="T9">"</text:span><text:span text:style-name="T23"> <text:s text:c="6"/></text:span><text:span text:style-name="T9">"</text:span><text:span text:style-name="T17">)</text:span><text:span text:style-name="T19">;</text:span></text:p>
      <text:p text:style-name="Standard"><text:span text:style-name="T15"><text:s text:c="2"/>Serial</text:span><text:span text:style-name="T17">.</text:span><text:span text:style-name="T13">print</text:span><text:span text:style-name="T17">(</text:span><text:span text:style-name="T13">centimeters</text:span><text:span text:style-name="T17">)</text:span><text:span text:style-name="T19">;</text:span></text:p>
      <text:p text:style-name="Standard"><text:span text:style-name="T15"><text:s text:c="2"/>Serial</text:span><text:span text:style-name="T17">.</text:span><text:span text:style-name="T13">println</text:span><text:span text:style-name="T17">(</text:span><text:span text:style-name="T9">"</text:span><text:span text:style-name="T23"> centimeters</text:span><text:span text:style-name="T9">"</text:span><text:span text:style-name="T17">)</text:span><text:span text:style-name="T19">;</text:span></text:p>
      <text:p text:style-name="Standard"><text:span text:style-name="T15"><text:s text:c="2"/>delay</text:span><text:span text:style-name="T17">(</text:span><text:span text:style-name="T18">5000</text:span><text:span text:style-name="T17">)</text:span><text:span text:style-name="T19">;</text:span></text:p>
      <text:p text:style-name="P13"><text:span text:style-name="T20">}</text:span></text:p>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Roboto" svg:font-family="Roboto, 'Franklin Gothic Medium', Tahoma, sans-serif"/>
    <style:font-face style:name="F" svg:font-family="" style:font-family-generic="roman"/>
    <style:font-face style:name="Nimbus Roman" svg:font-family="'Nimbus Roman'" style:font-pitch="variable"/>
    <style:font-face style:name="0" svg:font-family="0"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18T15:07:32.050654695</meta:creation-date>
    <dc:date>2021-02-28T14:57:15.105773071</dc:date>
    <meta:editing-duration>PT1H21M26S</meta:editing-duration>
    <meta:editing-cycles>8</meta:editing-cycles>
    <meta:generator>LibreOffice/6.4.6.2$Linux_X86_64 LibreOffice_project/40$Build-2</meta:generator>
    <meta:document-statistic meta:table-count="0" meta:image-count="0" meta:object-count="0" meta:page-count="2" meta:paragraph-count="65" meta:word-count="357" meta:character-count="2639" meta:non-whitespace-character-count="2103"/>
  </office:meta>
</office:document-meta>
</file>